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Noto Sans TC" svg:font-family="'Noto Sans TC', 'Apple LiGothic Medium', PingFang, 'Microsoft JhengHei', 'WenQuanYi Zen Hei'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style:language-asian="zh" style:country-asian="TW"/>
    </style:style>
    <style:style style:name="T2" style:family="text">
      <style:text-properties fo:font-variant="normal" fo:text-transform="none" fo:color="#232a31" style:font-name="YahooSans VF" fo:font-size="13.5pt" fo:letter-spacing="normal" fo:font-style="normal" fo:font-weight="normal"/>
    </style:style>
    <style:style style:name="T3" style:family="text">
      <style:text-properties fo:font-variant="normal" fo:text-transform="none" fo:color="#232a31" style:font-name="YahooSans VF" fo:font-size="13.5pt" fo:letter-spacing="normal" fo:font-style="normal" fo:font-weight="normal" style:font-name-asian="YahooSans VF" style:font-size-asian="13.5pt" style:font-style-asian="normal" style:font-weight-asian="normal"/>
    </style:style>
    <style:style style:name="T4" style:family="text">
      <style:text-properties fo:font-variant="normal" fo:text-transform="none" fo:color="#232a31" fo:letter-spacing="normal" style:font-name-asian="YahooSans VF" style:font-size-asian="13.5pt" style:font-style-asian="normal" style:font-weight-asian="normal"/>
    </style:style>
    <style:style style:name="T5" style:family="text">
      <style:text-properties fo:font-variant="normal" fo:text-transform="none" fo:color="#232a31" fo:letter-spacing="normal" style:font-name-asian="YahooSans VF" style:font-size-asian="13.5pt" style:language-asian="zh" style:country-asian="TW" style:font-style-asian="normal" style:font-weight-asian="normal"/>
    </style:style>
    <style:style style:name="T6" style:family="text">
      <style:text-properties fo:font-variant="normal" fo:text-transform="none" fo:color="#333333" style:font-name="Microsoft Jhenghei" fo:font-size="12.75pt" fo:letter-spacing="0.026cm" fo:font-style="normal" fo:font-weight="normal"/>
    </style:style>
    <style:style style:name="T7" style:family="text">
      <style:text-properties fo:font-variant="normal" fo:text-transform="none" fo:color="#333333" style:font-name="Microsoft Jhenghei" fo:font-size="12.75pt" fo:letter-spacing="0.026cm" fo:font-style="normal" fo:font-weight="normal" style:language-asian="zh" style:country-asian="TW"/>
    </style:style>
    <style:style style:name="T8" style:family="text">
      <style:text-properties fo:font-variant="normal" fo:text-transform="none" fo:color="#333333" fo:letter-spacing="0.026cm" style:font-name-asian="Microsoft Jhenghei" style:font-size-asian="12.75pt" style:font-style-asian="normal" style:font-weight-asian="normal"/>
    </style:style>
    <style:style style:name="T9" style:family="text">
      <style:text-properties fo:font-variant="normal" fo:text-transform="none" fo:color="#333333" fo:letter-spacing="0.026cm" style:font-name-asian="Microsoft Jhenghei" style:font-size-asian="12.75pt" style:language-asian="zh" style:country-asian="TW" style:font-style-asian="normal" style:font-weight-asian="normal"/>
    </style:style>
    <style:style style:name="T10" style:family="text">
      <style:text-properties fo:font-variant="normal" fo:text-transform="none" fo:color="#000000" fo:letter-spacing="normal" style:font-name-asian="New Microsoft JhengHei" style:font-size-asian="13.5pt" style:font-style-asian="normal" style:font-weight-asian="normal"/>
    </style:style>
    <style:style style:name="T11" style:family="text">
      <style:text-properties fo:font-variant="normal" fo:text-transform="none" fo:color="#000000" fo:letter-spacing="normal" style:font-name-asian="New Microsoft JhengHei" style:font-size-asian="13.5pt" style:language-asian="zh" style:country-asian="TW" style:font-style-asian="normal" style:font-weight-asian="normal"/>
    </style:style>
    <style:style style:name="T12" style:family="text">
      <style:text-properties fo:font-variant="normal" fo:text-transform="none" fo:color="#000000" style:font-name="Noto Sans TC" fo:font-size="15pt" fo:letter-spacing="0.026cm" fo:font-style="normal" fo:font-weight="normal"/>
    </style:style>
    <style:style style:name="T13" style:family="text">
      <style:text-properties fo:font-variant="normal" fo:text-transform="none" fo:color="#000000" fo:letter-spacing="0.026cm" style:font-name-asian="Noto Sans TC" style:font-size-asian="15pt" style:font-style-asian="normal" style:font-weight-asian="normal"/>
    </style:style>
    <style:style style:name="T14" style:family="text">
      <style:text-properties fo:font-variant="normal" fo:text-transform="none" fo:color="#000000" fo:letter-spacing="0.026cm" style:font-name-asian="Noto Sans TC" style:font-size-asian="15pt" style:language-asian="zh" style:country-asian="TW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中國<text:span text:style-name="T1">昨天</text:span>公布11月零售銷售年減5.9%，比市場估衰退4%明顯差很大，工業生產雖較去年同期上揚2.2%，但是增幅不<text:span text:style-name="T1">如預期</text:span>的3.5%。<text:span text:style-name="T8">固定資產投資同比增</text:span><text:span text:style-name="T9">加</text:span><text:span text:style-name="T6">5.3%,</text:span><text:span text:style-name="T7">也是</text:span><text:span text:style-name="T8">略</text:span><text:span text:style-name="T9">低</text:span><text:span text:style-name="T8">預期的增</text:span><text:span text:style-name="T6">5.6%</text:span></text:p>
      <text:p text:style-name="Standard"/>
      <text:p text:style-name="Standard"/>
      <text:p text:style-name="P1">在前一天Fed偏鷹派的論調影響, <text:s/>以及經濟數據不如預期, 昨天中國是呈現股匯雙跌的情況, </text:p>
      <text:p text:style-name="P1">RMB~ 小幅貶值至6.96</text:p>
      <text:p text:style-name="Standard"/>
      <text:p text:style-name="Standard"/>
      <text:p text:style-name="Standard"><text:span text:style-name="T1">消息</text:span>~~</text:p>
      <text:p text:style-name="Standard"><text:span text:style-name="T1">@</text:span>中國方面發布擴大內需戰略綱要，全面促進消費、支持居民合理住房需求，</text:p>
      <text:p text:style-name="Standard"/>
      <text:p text:style-name="Standard"/>
      <text:p text:style-name="Standard"/>
      <text:p text:style-name="Standard"/>
      <text:p text:style-name="Standard">///////////////////////////////////////////////////</text:p>
      <text:p text:style-name="Standard"><text:span text:style-name="T1">中國</text:span>~~~</text:p>
      <text:p text:style-name="Standard"/>
      <text:p text:style-name="Standard">上證 <text:s/>(-0.25%)</text:p>
      <text:p text:style-name="Standard"><text:span text:style-name="T8"/></text:p>
      <text:p text:style-name="P3"><text:span text:style-name="T9">昨天提到</text:span><text:span text:style-name="T8">的半導體產業扶持計劃</text:span><text:span text:style-name="T6">,</text:span><text:span text:style-name="T7">內容主要是</text:span><text:span text:style-name="T8">向購買本土半導體設備的中國企業發放</text:span><text:span text:style-name="T6">20%</text:span><text:span text:style-name="T8">的採購成本補貼</text:span><text:span text:style-name="T6">,</text:span><text:span text:style-name="T8">計劃最早明年第一季度實施</text:span><text:span text:style-name="T6">,</text:span><text:span text:style-name="T8">將持續五年。</text:span> </text:p>
      <text:p text:style-name="P3"><text:span text:style-name="T8">半導體</text:span><text:span text:style-name="T9">昨天也是持續走強</text:span></text:p>
      <text:p text:style-name="Standard"/>
      <text:p text:style-name="Standard">領漲:</text:p>
      <text:p text:style-name="P4"><text:span text:style-name="T10">汽車</text:span> , <text:s/>,<text:span text:style-name="T1">原物料</text:span></text:p>
      <text:p text:style-name="Standard"/>
      <text:p text:style-name="Standard"/>
      <text:p text:style-name="P3"><text:span text:style-name="T14">根據</text:span><text:span text:style-name="T13">國家統計局的數據，大陸</text:span><text:span text:style-name="T12">11</text:span><text:span text:style-name="T13">月房地產開發投資</text:span><text:span text:style-name="T14">較去年同期下</text:span><text:span text:style-name="T13">跌</text:span><text:span text:style-name="T12">19.9%</text:span><text:span text:style-name="T13">，是</text:span><text:span text:style-name="T12">2000</text:span><text:span text:style-name="T13">年有紀錄以來單月最差。</text:span> <text:span text:style-name="T13">，反映樓市寬鬆政策作用低於預期。</text:span><text:span text:style-name="T10">地產</text:span><text:span text:style-name="T11">股昨天也是主要領跌的族群</text:span> </text:p>
      <text:p text:style-name="Standard"/>
      <text:p text:style-name="Standard"/>
      <text:p text:style-name="Standard">領跌:</text:p>
      <text:p text:style-name="P1">食品, 酒店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///////////////////////////////////////////////////</text:p>
      <text:p text:style-name="Standard">港</text:p>
      <text:p text:style-name="Standard">恆生~~~<text:span text:style-name="T1">(-1.55%)</text:span> <text:s/></text:p>
      <text:p text:style-name="Standard"/>
      <text:p text:style-name="P2"><text:span text:style-name="T4">美英兩國已確定不會批准日本軟銀旗下晶片</text:span><text:span text:style-name="T5">設計公司</text:span><text:span text:style-name="T4">（</text:span><text:span text:style-name="T3">ARM</text:span><text:span text:style-name="T4">）向中國出售最新的</text:span><text:span text:style-name="T2">Neoverse V</text:span><text:span text:style-name="T4">架構，這表示阿里巴巴未來將無法採購一些最先進的晶片設計，</text:span><text:span text:style-name="T5">除了</text:span><text:span text:style-name="T4">阿里</text:span><text:span text:style-name="T5">巴巴以外</text:span><text:span text:style-name="T4">、騰訊、快手、美團、京東</text:span><text:span text:style-name="T5">也都是</text:span><text:span text:style-name="T4">走跌。</text:span></text:p>
      <text:p text:style-name="Standard"/>
      <text:p text:style-name="Standard"/>
      <text:p text:style-name="P2"><text:span text:style-name="T4">恆生科技股指數跌</text:span><text:span text:style-name="T2">1.54%</text:span> , <text:span text:style-name="T1">但部分半導體類股, <text:s/>反映前幾天的中國政府補助的利多消息, <text:s/>有逆勢上漲的情況</text:span></text:p>
      <text:p text:style-name="Standard"/>
      <text:p text:style-name="Standard">領跌:</text:p>
      <text:p text:style-name="P2"><text:span text:style-name="T4">工商業類股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Noto Sans TC" svg:font-family="'Noto Sans TC', 'Apple LiGothic Medium', PingFang, 'Microsoft JhengHei', 'WenQuanYi Zen Hei'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2-12-15T17:56:17.36</dc:date>
    <meta:editing-duration>PT1H56M8S</meta:editing-duration>
    <meta:editing-cycles>50</meta:editing-cycles>
    <meta:generator>OpenOffice/4.1.7$Win32 OpenOffice.org_project/417m1$Build-9800</meta:generator>
    <meta:document-statistic meta:table-count="0" meta:image-count="0" meta:object-count="0" meta:page-count="2" meta:paragraph-count="22" meta:word-count="481" meta:character-count="674"/>
  </office:meta>
</office:document-meta>
</file>